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1f9560"/>
    </style:style>
    <style:style style:name="P2" style:family="paragraph" style:parent-style-name="Standard">
      <style:text-properties officeooo:rsid="00213c45" officeooo:paragraph-rsid="00213c45"/>
    </style:style>
    <style:style style:name="P3" style:family="paragraph" style:parent-style-name="Standard">
      <style:text-properties officeooo:rsid="0022dd04" officeooo:paragraph-rsid="0022dd04"/>
    </style:style>
    <style:style style:name="P4" style:family="paragraph" style:parent-style-name="Standard">
      <style:text-properties officeooo:rsid="0023bb30" officeooo:paragraph-rsid="0023bb30"/>
    </style:style>
    <style:style style:name="P5" style:family="paragraph" style:parent-style-name="Standard">
      <style:text-properties officeooo:rsid="0024b1c6" officeooo:paragraph-rsid="0024b1c6"/>
    </style:style>
    <style:style style:name="P6" style:family="paragraph" style:parent-style-name="Standard">
      <style:text-properties officeooo:rsid="002648d4" officeooo:paragraph-rsid="002648d4"/>
    </style:style>
    <style:style style:name="P7" style:family="paragraph" style:parent-style-name="Standard">
      <style:text-properties fo:font-weight="bold" officeooo:paragraph-rsid="001f9560" style:font-weight-asian="bold" style:font-weight-complex="bold"/>
    </style:style>
    <style:style style:name="P8" style:family="paragraph" style:parent-style-name="Standard">
      <style:text-properties officeooo:rsid="0026bdf2" officeooo:paragraph-rsid="0026bdf2"/>
    </style:style>
    <style:style style:name="P9" style:family="paragraph" style:parent-style-name="Standard">
      <style:text-properties fo:font-weight="normal" officeooo:rsid="0029135d" officeooo:paragraph-rsid="0029135d" style:font-weight-asian="normal" style:font-weight-complex="normal"/>
    </style:style>
    <style:style style:name="P10" style:family="paragraph" style:parent-style-name="Standard">
      <style:text-properties fo:font-weight="normal" officeooo:rsid="002a8b41" officeooo:paragraph-rsid="002a8b41"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2cf4db" officeooo:paragraph-rsid="002cf4db" style:font-weight-asian="normal" style:font-weight-complex="normal"/>
    </style:style>
    <style:style style:name="P12" style:family="paragraph" style:parent-style-name="Standard">
      <style:text-properties officeooo:rsid="002cf4db" officeooo:paragraph-rsid="002cf4db"/>
    </style:style>
    <style:style style:name="P13" style:family="paragraph" style:parent-style-name="Standard">
      <style:text-properties fo:font-style="normal" style:text-underline-style="solid" style:text-underline-width="auto" style:text-underline-color="font-color" officeooo:rsid="002cf4db" officeooo:paragraph-rsid="002cf4db" style:font-style-asian="normal" style:font-style-complex="normal"/>
    </style:style>
    <style:style style:name="P14" style:family="paragraph" style:parent-style-name="Standard">
      <style:text-properties fo:font-style="normal" style:text-underline-style="none" officeooo:rsid="002cf4db" officeooo:paragraph-rsid="002cf4db" style:font-style-asian="normal" style:font-style-complex="normal"/>
    </style:style>
    <style:style style:name="P15" style:family="paragraph" style:parent-style-name="Standard">
      <style:text-properties officeooo:rsid="002eacb0" officeooo:paragraph-rsid="002eacb0"/>
    </style:style>
    <style:style style:name="P16" style:family="paragraph" style:parent-style-name="Standard">
      <style:text-properties fo:font-weight="normal" officeooo:rsid="0029135d" officeooo:paragraph-rsid="001f9560" style:font-weight-asian="normal" style:font-weight-complex="normal"/>
    </style:style>
    <style:style style:name="T1" style:family="text">
      <style:text-properties fo:font-weight="normal" officeooo:rsid="0029135d"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2838a0"/>
    </style:style>
    <style:style style:name="T5" style:family="text">
      <style:text-properties officeooo:rsid="002ef429"/>
    </style:style>
    <style:style style:name="T6" style:family="text">
      <style:text-properties officeooo:rsid="003383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BLEM DEFINITION</text:p>
      <text:p text:style-name="P1"/>
      <text:p text:style-name="P2">This program calculates gross pay for an employee based on the given information. The program loads employee information in csv format from a file at startup. <text:s/>The program then allows the user to enter additional employee data. This data can be used to calculate gross pay for each of the employees and display this information in a table format. When the program exits the name, hours worked, and pay rate <text:span text:style-name="T6">are</text:span> written to a file.</text:p>
      <text:p text:style-name="P1"/>
      <text:p text:style-name="P1"><text:span text:style-name="Strong_20_Emphasis"><text:span text:style-name="T2">ANALYSIS</text:span></text:span></text:p>
      <text:p text:style-name="P1"/>
      <text:p text:style-name="P2">Firstly, I created two global variables that allow anyone using the program to modify the file names that the program reads from and writes to. These variables are <text:span text:style-name="T3">INPUT_FILENAME</text:span> and <text:span text:style-name="T3">OUTPUT_FILENAME</text:span>.</text:p>
      <text:p text:style-name="P2"/>
      <text:p text:style-name="P3">Secondly, I created a two dimensional list that holds all of the employee data. This list is called <text:span text:style-name="T3">employee_data</text:span>. It is a list of lists that each contain 4 pieces of information for each employee: Name, Hours Worked, Pay Rate, and Gross Pay.</text:p>
      <text:p text:style-name="P3"/>
      <text:p text:style-name="P8">I used a variable called <text:span text:style-name="T3">control</text:span> in the main function that keeps the input choice from the menu of the user to know when to end the program and write the file.</text:p>
      <text:p text:style-name="P8"/>
      <text:p text:style-name="P3">Next, when the user inputs data I use a temporary list that I call <text:span text:style-name="T3">temp_list</text:span>. This list is then appended to the main employee list before being returned to the main function from the input function. I calculate the gross pay for each employee but instead of creating a new variable I simply store the result in the list itself.</text:p>
      <text:p text:style-name="P3"/>
      <text:p text:style-name="P4">For time worked of 40 hours or less:</text:p>
      <text:p text:style-name="P4"/>
      <text:p text:style-name="P5">gross pay <text:s/>= <text:s/>hours worked * pay rate</text:p>
      <text:p text:style-name="P4"/>
      <text:p text:style-name="P6">For more than 40 hours worked:</text:p>
      <text:p text:style-name="P6">1. Compute regular time as above</text:p>
      <text:p text:style-name="P6"/>
      <text:p text:style-name="P6"><text:s/><text:span text:style-name="T4">2. </text:span>gross pay added to <text:span text:style-name="T4">(</text:span>overtime rate * overtime hours worked)</text:p>
      <text:p text:style-name="P6"/>
      <text:p text:style-name="P1"/>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DESIGN</text:p>
      <text:p text:style-name="P7"/>
      <text:p text:style-name="P9">Start of the main program</text:p>
      <text:p text:style-name="P9"><text:tab/>create list to hold employee data</text:p>
      <text:p text:style-name="P9"><text:tab/>create menu control variable</text:p>
      <text:p text:style-name="P7"/>
      <text:p text:style-name="P7"><text:tab/><text:span text:style-name="T1">read input from file if it exists</text:span></text:p>
      <text:p text:style-name="P16"><text:tab/>check if data list is empty then</text:p>
      <text:p text:style-name="P16"><text:tab/><text:tab/>loop over the data list</text:p>
      <text:p text:style-name="P16"><text:tab/><text:tab/><text:tab/>remove newline</text:p>
      <text:p text:style-name="P16"><text:tab/><text:tab/><text:tab/>split each line into lists</text:p>
      <text:p text:style-name="P16"/>
      <text:p text:style-name="P16"><text:tab/><text:tab/>loop over the data list</text:p>
      <text:p text:style-name="P16"><text:tab/><text:tab/><text:tab/>add gross pay placeholder</text:p>
      <text:p text:style-name="P16"><text:tab/><text:tab/><text:tab/>convert hours and rate to floats</text:p>
      <text:p text:style-name="P16"/>
      <text:p text:style-name="P16"><text:tab/>menu loop started displaying the main menu</text:p>
      <text:p text:style-name="P16"><text:tab/><text:tab/>get user input</text:p>
      <text:p text:style-name="P16"/>
      <text:p text:style-name="P16"><text:tab/><text:tab/>decision structure to interpret user menu selection</text:p>
      <text:p text:style-name="P16"><text:tab/><text:tab/><text:tab/>call needed function based on menu selection</text:p>
      <text:p text:style-name="P16"><text:tab/><text:tab/><text:tab/>write file and exit if last option chosen</text:p>
      <text:p text:style-name="P16"><text:tab/><text:tab/></text:p>
      <text:p text:style-name="P9">function to input user data</text:p>
      <text:p text:style-name="P9"><text:tab/>create menu control variables</text:p>
      <text:p text:style-name="P9"/>
      <text:p text:style-name="P9"><text:tab/>start loop asking for employee data</text:p>
      <text:p text:style-name="P9"><text:tab/><text:tab/>create temporary list for data</text:p>
      <text:p text:style-name="P9"><text:tab/><text:tab/>input name</text:p>
      <text:p text:style-name="P9"><text:tab/><text:tab/>loop to validate hours worked is a number</text:p>
      <text:p text:style-name="P9"><text:tab/><text:tab/><text:tab/>input hours worked</text:p>
      <text:p text:style-name="P9"><text:tab/><text:tab/>loop to validate pay rate is a number</text:p>
      <text:p text:style-name="P9"><text:tab/><text:tab/><text:tab/>input pay rate</text:p>
      <text:p text:style-name="P9"><text:tab/><text:tab/>ask to end employee entry</text:p>
      <text:p text:style-name="P9"><text:tab/>return the employee information</text:p>
      <text:p text:style-name="P9"/>
      <text:p text:style-name="P9">function to compute pay</text:p>
      <text:p text:style-name="P9"><text:tab/>loop over employees</text:p>
      <text:p text:style-name="P9"><text:tab/><text:tab/>check if the employee had overtime</text:p>
      <text:p text:style-name="P9"><text:tab/><text:tab/><text:tab/>calculate gross pay and overtime if needed</text:p>
      <text:p text:style-name="P9"><text:tab/>return employee information</text:p>
      <text:p text:style-name="P9"/>
      <text:p text:style-name="P9">function to display pay</text:p>
      <text:p text:style-name="P9"><text:tab/>print headers of the table</text:p>
      <text:p text:style-name="P9"><text:tab/>loop over employee data list</text:p>
      <text:p text:style-name="P9"><text:tab/><text:tab/>print name, hours, pay rate</text:p>
      <text:p text:style-name="P9"><text:tab/><text:tab/>check if gross pay has been calculated</text:p>
      <text:p text:style-name="P9"><text:tab/><text:tab/><text:tab/>print gross pay if it has been calculated</text:p>
      <text:p text:style-name="P7"/>
      <text:p text:style-name="P7"><text:soft-page-break/></text:p>
      <text:p text:style-name="P7"/>
      <text:p text:style-name="P7"/>
      <text:p text:style-name="P1"/>
      <text:p text:style-name="P1"/>
      <text:p text:style-name="P7">IMPLEMENTATION</text:p>
      <text:p text:style-name="P7"/>
      <text:p text:style-name="P10">This program was implemented using Python 3.6.9. The program and external documentation were created on KDE Neon(Ubuntu 18.04) operating system. The documentation was created using LibreOffice Writer and the program was created using Visual Studio Code.</text:p>
      <text:p text:style-name="P10"/>
      <text:p text:style-name="P11">Tested using the following inputs</text:p>
      <text:p text:style-name="P11"/>
      <text:p text:style-name="P12">Start : No file &gt; 3 &gt; 2 &gt; 1 &gt; Tom 42.5 25.75 &gt; y &gt; Sue 41 25.90 &gt; n &gt; 3 &gt; 2 &gt; 3 &gt; 4</text:p>
      <text:p text:style-name="P12">Start : read file &gt; 1 &gt; Judy 50 25 &gt; 2 &gt; 3 &gt; 4</text:p>
      <text:p text:style-name="P12"/>
      <text:p text:style-name="P12">Repeated the tests above and entered letters instead of numbers for hours worked and pay rate to verify the input verification is working.</text:p>
      <text:p text:style-name="P12"/>
      <text:p text:style-name="P13">Used to following to test the edge cases on computing the gross pay</text:p>
      <text:p text:style-name="P14"/>
      <text:p text:style-name="P14">File includes : John Doe, <text:span text:style-name="T2">39</text:span>, 12.50 Tom Sawyer, <text:span text:style-name="T2">40</text:span>, 15.00 and Judy Spears, <text:span text:style-name="T2">41</text:span>, 18</text:p>
      <text:p text:style-name="P12">Start : read file &gt; 3 &gt; 2 &gt; 3 &gt; 4</text:p>
      <text:p text:style-name="P12"/>
      <text:p text:style-name="P12">Each gross pay was calculated correctly</text:p>
      <text:p text:style-name="P12"/>
      <text:p text:style-name="P15">Started the program with no input file.</text:p>
      <text:p text:style-name="P15">Started the program with an empty input file.</text:p>
      <text:p text:style-name="P15">Started the program with an input file with data.</text:p>
      <text:p text:style-name="P15"/>
      <text:p text:style-name="P15">The first tests I ran were reporting the wrong gross pay to be output when displaying the employee information. I found that my formula to calculate the pay was incorrect and I had to modify the computePay function to correctly calculate the overtime pay separately. <text:span text:style-name="T5">After those initial test, I also found that entering anything other than numbers broke the program when entering in data manually. I added a while loop and try/except clause to enforce input val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19:03:49.850364330</meta:creation-date>
    <dc:date>2019-12-02T10:41:23.264019187</dc:date>
    <meta:editing-duration>PT41M59S</meta:editing-duration>
    <meta:editing-cycles>14</meta:editing-cycles>
    <meta:generator>LibreOffice/6.0.7.3$Linux_X86_64 LibreOffice_project/00m0$Build-3</meta:generator>
    <meta:document-statistic meta:table-count="0" meta:image-count="0" meta:object-count="0" meta:page-count="3" meta:paragraph-count="66" meta:word-count="742" meta:character-count="4149" meta:non-whitespace-character-count="3400"/>
  </office:meta>
</office:document-meta>
</file>